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19c6a" officeooo:paragraph-rsid="00019c6a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409cb" officeooo:paragraph-rsid="000409cb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75695" officeooo:paragraph-rsid="000409cb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802db" officeooo:paragraph-rsid="000802db"/>
    </style:style>
    <style:style style:name="P5" style:family="paragraph" style:parent-style-name="Standard">
      <style:paragraph-properties fo:text-align="start" style:justify-single-word="false"/>
      <style:text-properties officeooo:paragraph-rsid="0008257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82577"/>
    </style:style>
    <style:style style:name="P7" style:family="paragraph" style:parent-style-name="Standard">
      <style:paragraph-properties fo:text-align="start" style:justify-single-word="false"/>
      <style:text-properties officeooo:rsid="00082577" officeooo:paragraph-rsid="00082577"/>
    </style:style>
    <style:style style:name="P8" style:family="paragraph" style:parent-style-name="Table_20_Contents">
      <style:paragraph-properties fo:text-align="start" style:justify-single-word="false"/>
      <style:text-properties officeooo:rsid="00082577" officeooo:paragraph-rsid="00082577"/>
    </style:style>
    <style:style style:name="P9" style:family="paragraph" style:parent-style-name="Table_20_Contents">
      <style:paragraph-properties fo:text-align="start" style:justify-single-word="false"/>
      <style:text-properties officeooo:rsid="0008ed00" officeooo:paragraph-rsid="0008ed00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12pt" officeooo:rsid="0008257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samiento nacional latinoamericano</text:p>
      <text:p text:style-name="P1"/>
      <text:p text:style-name="P2">Profesor: Ernesto Dufour</text:p>
      <text:p text:style-name="P3"/>
      <text:p text:style-name="P4">Aprobacion:<text:line-break/></text:p>
      <text:p text:style-name="P4">1º parcial libro abierto</text:p>
      <text:p text:style-name="P4">2º Tp grupo de 5</text:p>
      <text:p text:style-name="P4">3º Metodologia → lectura y escritura guiada</text:p>
      <text:p text:style-name="P4"/>
      <text:p text:style-name="P4">Razon pura: El aprender por el conocimiento</text:p>
      <text:p text:style-name="P4">Razon real: El aprender para solucionar problemas</text:p>
      <text:p text:style-name="P4"/>
      <text:p text:style-name="P4">pensamiento nacional != “superioridad” a otras naciones</text:p>
      <text:p text:style-name="P4"/>
      <text:p text:style-name="P4">(pensamiento propio/ nuestro)</text:p>
      <text:p text:style-name="P4"/>
      <text:p text:style-name="P5"><text:span text:style-name="T2">Matriz de pensamiento:</text:span></text:p>
      <text:p text:style-name="P5"><text:span text:style-name="T2"/></text:p>
      <text:list text:style-name="L1">
        <text:list-item>
          <text:p text:style-name="P6"><text:span text:style-name="T2">Revisionado historico</text:span></text:p>
        </text:list-item>
        <text:list-item>
          <text:p text:style-name="P6"><text:span text:style-name="T2">Revalorizacion de la cultura popular</text:span></text:p>
        </text:list-item>
      </text:list>
      <text:p text:style-name="P5"><text:span text:style-name="T2"/></text:p>
      <text:p text:style-name="P7"><text:span text:style-name="T1">Matriz de pensamiento para-academica, ninguneada</text:span></text:p>
      <text:p text:style-name="P7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Saber</text:p>
          </table:table-cell>
          <table:table-cell table:style-name="Table1.B1" office:value-type="string">
            <text:p text:style-name="P8">Poder</text:p>
          </table:table-cell>
        </table:table-row>
        <table:table-row>
          <table:table-cell table:style-name="Table1.A2" office:value-type="string">
            <text:p text:style-name="P8">Etico politico</text:p>
          </table:table-cell>
          <table:table-cell table:style-name="Table1.B2" office:value-type="string">
            <text:p text:style-name="P8">Social</text:p>
          </table:table-cell>
        </table:table-row>
        <table:table-row>
          <table:table-cell table:style-name="Table1.A2" office:value-type="string">
            <text:p text:style-name="P8">Teorico conceptual</text:p>
          </table:table-cell>
          <table:table-cell table:style-name="Table1.B2" office:value-type="string">
            <text:p text:style-name="P8">Economia</text:p>
          </table:table-cell>
        </table:table-row>
        <table:table-row>
          <table:table-cell table:style-name="Table1.A2" office:value-type="string">
            <text:p text:style-name="P8">Insturmental</text:p>
          </table:table-cell>
          <table:table-cell table:style-name="Table1.B2" office:value-type="string">
            <text:p text:style-name="P8">Territorial</text:p>
          </table:table-cell>
        </table:table-row>
        <table:table-row>
          <table:table-cell table:style-name="Table1.A2" office:value-type="string">
            <text:p text:style-name="P9">Conocimiento cientifico</text:p>
          </table:table-cell>
          <table:table-cell table:style-name="Table1.B2" office:value-type="string">
            <text:p text:style-name="P8">Politica</text:p>
            <text:p text:style-name="P8">Cultura</text:p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23:00:06.863383881</meta:creation-date>
    <dc:date>2023-08-14T23:44:53.312237373</dc:date>
    <meta:editing-duration>PT44M30S</meta:editing-duration>
    <meta:editing-cycles>8</meta:editing-cycles>
    <meta:generator>LibreOffice/7.4.7.2$Linux_X86_64 LibreOffice_project/40$Build-2</meta:generator>
    <meta:document-statistic meta:table-count="1" meta:image-count="0" meta:object-count="0" meta:page-count="1" meta:paragraph-count="25" meta:word-count="78" meta:character-count="577" meta:non-whitespace-character-count="525"/>
  </office:meta>
</office:document-meta>
</file>